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0eb" officeooo:paragraph-rsid="001e60eb"/>
    </style:style>
    <style:style style:name="P2" style:family="paragraph" style:parent-style-name="Text_20_body">
      <style:text-properties officeooo:paragraph-rsid="001e60eb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:</text:p>
      <text:p text:style-name="P1"/>
      <text:p text:style-name="P2">Параметры подключения к базе postgre:</text:p>
      <text:section text:style-name="Sect1" text:name="editor-content">
        <text:p text:style-name="Text_20_body">host: 10.4.107.88</text:p>
        <text:p text:style-name="Text_20_body">port: 5433</text:p>
        <text:p text:style-name="Text_20_body">database: username_db</text:p>
        <text:p text:style-name="Text_20_body">1) Написать даг, который сохранит агрегации подсчета user_id из папок </text:p>
        <text:p text:style-name="Text_20_body">regions_random в отдельные папки по регионам, партиционированные по дате.</text:p>
        <text:p text:style-name="Text_20_body">2) Написать даг, который в формате mapped таски будет загружать </text:p>
        <text:p text:style-name="Text_20_body">аггрегированные данные по регионам в таблицу Postgre с помощью copy_expert:</text:p>
        <text:p text:style-name="Text_20_body">cur = conn.cursor()</text:p>
        <text:p text:style-name="Text_20_body">copy_sql = """</text:p>
        <text:p text:style-name="Text_20_body">COPY table_name FROM stdin WITH CSV HEADER</text:p>
        <text:p text:style-name="Text_20_body">DELIMITER as ','</text:p>
        <text:p text:style-name="Text_20_body">"""</text:p>
        <text:p text:style-name="Text_20_body">with open(path, 'r') as f:</text:p>
        <text:p text:style-name="Text_20_body">cur.copy_expert(sql=copy_sql, file=f)</text:p>
        <text:p text:style-name="Text_20_body">conn.commit()</text:p>
        <text:p text:style-name="Text_20_body">cur.close()</text:p>
        <text:p text:style-name="Text_20_body">Для подключения использовать conn_id="postgres_data_{username}"</text:p>
      </text:section>
      <text:p text:style-name="P2"/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3:34:50.068841530</meta:creation-date>
    <dc:date>2024-02-23T13:37:09.393044972</dc:date>
    <meta:editing-duration>PT1M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81" meta:character-count="620" meta:non-whitespace-character-count="555"/>
  </office:meta>
</office:document-meta>
</file>